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5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# Files</text:p>
          </table:table-cell>
          <table:table-cell table:style-name="ce1" office:value-type="string" calcext:value-type="string">
            <text:p>Test Length (min)</text:p>
          </table:table-cell>
          <table:table-cell table:style-name="ce1" office:value-type="string" calcext:value-type="string">
            <text:p># Drops</text:p>
          </table:table-cell>
          <table:table-cell table:style-name="ce1" office:value-type="string" calcext:value-type="string">
            <text:p>Rate (MHz)</text:p>
          </table:table-cell>
          <table:table-cell table:style-name="ce1" office:value-type="string" calcext:value-type="string">
            <text:p># Batches</text:p>
          </table:table-cell>
          <table:table-cell table:style-name="ce1" office:value-type="string" calcext:value-type="string">
            <text:p>Collection Length (sec)</text:p>
          </table:table-cell>
          <table:table-cell table:style-name="ce1" office:value-type="string" calcext:value-type="string">
            <text:p>Band</text:p>
          </table:table-cell>
          <table:table-cell table:style-name="ce1" table:number-columns-repeated="1014"/>
        </table:table-row>
        <table:table-row table:style-name="ro1">
          <table:table-cell office:value-type="date" office:date-value="2016-06-02" calcext:value-type="date">
            <text:p>06/02/16</text:p>
          </table:table-cell>
          <table:table-cell table:style-name="ce2"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B210</text:p>
          </table:table-cell>
          <table:table-cell office:value-type="float" office:value="14400" calcext:value-type="float">
            <text:p>144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B210</text:p>
          </table:table-cell>
          <table:table-cell office:value-type="float" office:value="86400" calcext:value-type="float">
            <text:p>864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N200</text:p>
          </table:table-cell>
          <table:table-cell office:value-type="float" office:value="28800" calcext:value-type="float">
            <text:p>288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13" calcext:value-type="date">
            <text:p>06/13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B210</text:p>
          </table:table-cell>
          <table:table-cell office:value-type="float" office:value="86400" calcext:value-type="float">
            <text:p>86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 table:number-rows-repeated="9">
          <table:table-cell table:style-name="ce3"/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44:51.89965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6-27T09:55:34.510723299</dc:date>
    <meta:editing-duration>P20DT21H25M9S</meta:editing-duration>
    <meta:editing-cycles>13</meta:editing-cycles>
    <meta:generator>LibreOffice/4.2.8.2$Linux_X86_64 LibreOffice_project/420m0$Build-2</meta:generator>
    <meta:document-statistic meta:table-count="1" meta:cell-count="98" meta:object-count="0"/>
  </office:meta>
</office:document-meta>
</file>